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4">
      <style:text-properties officeooo:rsid="0009ecfc" officeooo:paragraph-rsid="0009ecfc"/>
    </style:style>
    <style:style style:name="P2" style:family="paragraph" style:parent-style-name="Standard" style:list-style-name="L4">
      <style:paragraph-properties>
        <style:tab-stops/>
      </style:paragraph-properties>
      <style:text-properties officeooo:rsid="0009ecfc" officeooo:paragraph-rsid="0009ecfc"/>
    </style:style>
    <style:style style:name="P3" style:family="paragraph" style:parent-style-name="Standard" style:list-style-name="L4">
      <style:paragraph-properties>
        <style:tab-stops/>
      </style:paragraph-properties>
      <style:text-properties fo:font-weight="normal" officeooo:rsid="0009ecfc" officeooo:paragraph-rsid="0009ecfc" style:font-weight-asian="normal" style:font-weight-complex="normal"/>
    </style:style>
    <style:style style:name="P4" style:family="paragraph" style:parent-style-name="Standard" style:list-style-name="L4">
      <style:paragraph-properties>
        <style:tab-stops/>
      </style:paragraph-properties>
      <style:text-properties fo:font-weight="normal" officeooo:rsid="000be90f" officeooo:paragraph-rsid="000be90f" style:font-weight-asian="normal" style:font-weight-complex="normal"/>
    </style:style>
    <style:style style:name="P5" style:family="paragraph" style:parent-style-name="Standard" style:list-style-name="L4">
      <style:paragraph-properties>
        <style:tab-stops/>
      </style:paragraph-properties>
      <style:text-properties fo:font-weight="normal" officeooo:rsid="000c63ca" officeooo:paragraph-rsid="000c63ca" style:font-weight-asian="normal" style:font-weight-complex="normal"/>
    </style:style>
    <style:style style:name="P6" style:family="paragraph" style:parent-style-name="Standard" style:list-style-name="L4">
      <style:paragraph-properties>
        <style:tab-stops/>
      </style:paragraph-properties>
      <style:text-properties fo:font-weight="normal" officeooo:rsid="000cb323" officeooo:paragraph-rsid="000cb323" style:font-weight-asian="normal" style:font-weight-complex="normal"/>
    </style:style>
    <style:style style:name="P7" style:family="paragraph" style:parent-style-name="Standard" style:list-style-name="L4">
      <style:paragraph-properties>
        <style:tab-stops/>
      </style:paragraph-properties>
      <style:text-properties fo:font-weight="normal" officeooo:rsid="000ce23e" officeooo:paragraph-rsid="000ce23e" style:font-weight-asian="normal" style:font-weight-complex="normal"/>
    </style:style>
    <style:style style:name="P8" style:family="paragraph" style:parent-style-name="Standard" style:list-style-name="L4">
      <style:paragraph-properties>
        <style:tab-stops/>
      </style:paragraph-properties>
      <style:text-properties fo:font-weight="normal" officeooo:rsid="000e5481" officeooo:paragraph-rsid="000e5481" style:font-weight-asian="normal" style:font-weight-complex="normal"/>
    </style:style>
    <style:style style:name="P9" style:family="paragraph" style:parent-style-name="Standard" style:list-style-name="L4">
      <style:paragraph-properties>
        <style:tab-stops/>
      </style:paragraph-properties>
      <style:text-properties fo:font-weight="normal" officeooo:rsid="000e900d" officeooo:paragraph-rsid="000e900d" style:font-weight-asian="normal" style:font-weight-complex="normal"/>
    </style:style>
    <style:style style:name="P10" style:family="paragraph" style:parent-style-name="Standard" style:list-style-name="L4">
      <style:paragraph-properties>
        <style:tab-stops/>
      </style:paragraph-properties>
      <style:text-properties fo:font-weight="normal" officeooo:rsid="000f9f97" officeooo:paragraph-rsid="000f9f97" style:font-weight-asian="normal" style:font-weight-complex="normal"/>
    </style:style>
    <style:style style:name="P11" style:family="paragraph" style:parent-style-name="Standard" style:list-style-name="L4">
      <style:paragraph-properties>
        <style:tab-stops/>
      </style:paragraph-properties>
      <style:text-properties fo:font-weight="bold" officeooo:rsid="000be90f" officeooo:paragraph-rsid="000be90f" style:font-weight-asian="bold" style:font-weight-complex="bold"/>
    </style:style>
    <style:style style:name="P12" style:family="paragraph" style:parent-style-name="Standard" style:list-style-name="L4">
      <style:paragraph-properties>
        <style:tab-stops/>
      </style:paragraph-properties>
      <style:text-properties fo:font-weight="bold" officeooo:rsid="000c63ca" officeooo:paragraph-rsid="000c63ca" style:font-weight-asian="bold" style:font-weight-complex="bold"/>
    </style:style>
    <style:style style:name="P13" style:family="paragraph" style:parent-style-name="Standard" style:list-style-name="L4">
      <style:paragraph-properties>
        <style:tab-stops/>
      </style:paragraph-properties>
      <style:text-properties fo:font-weight="bold" officeooo:rsid="000cb323" officeooo:paragraph-rsid="000cb323" style:font-weight-asian="bold" style:font-weight-complex="bold"/>
    </style:style>
    <style:style style:name="P14" style:family="paragraph" style:parent-style-name="Header">
      <style:text-properties officeooo:rsid="0009ecfc" officeooo:paragraph-rsid="0009ec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63ca"/>
    </style:style>
    <style:style style:name="T4" style:family="text">
      <style:text-properties officeooo:rsid="000e5481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43821512508121804" text:style-name="L4">
        <text:list-item>
          <text:p text:style-name="P1">Computer networks and the internet</text:p>
          <text:list>
            <text:list-item>
              <text:p text:style-name="P1">What is the internet?</text:p>
              <text:list>
                <text:list-item>
                  <text:p text:style-name="P2">A nuts and bolts description</text:p>
                  <text:list>
                    <text:list-item>
                      <text:p text:style-name="P2">All devices connected are <text:span text:style-name="T1">hosts</text:span> or <text:span text:style-name="T1">end systems</text:span></text:p>
                    </text:list-item>
                    <text:list-item>
                      <text:p text:style-name="P3">End systems connected via communication<text:span text:style-name="T1"> links</text:span> and <text:span text:style-name="T1">packet switches</text:span></text:p>
                    </text:list-item>
                    <text:list-item>
                      <text:p text:style-name="P3">Data transmitted at different <text:span text:style-name="T1">transmission rates</text:span></text:p>
                    </text:list-item>
                    <text:list-item>
                      <text:p text:style-name="P3">Package of information for transmission are known as <text:span text:style-name="T1">packets</text:span></text:p>
                    </text:list-item>
                    <text:list-item>
                      <text:p text:style-name="P3">A packet switch (routers, link layer switches) takes a packet</text:p>
                    </text:list-item>
                    <text:list-item>
                      <text:p text:style-name="P3">The sending end system to the receiving end system is the route/path through network</text:p>
                    </text:list-item>
                    <text:list-item>
                      <text:p text:style-name="P3">End systems access the internet through internet service providers (ISPs)</text:p>
                    </text:list-item>
                    <text:list-item>
                      <text:p text:style-name="P11">Protocols<text:span text:style-name="T2"> control the sending and receiving of information within the internet</text:span></text:p>
                      <text:list>
                        <text:list-item>
                          <text:p text:style-name="P11"><text:span text:style-name="T2">Transmission Control Protocol (TCP)</text:span></text:p>
                        </text:list-item>
                        <text:list-item>
                          <text:p text:style-name="P11"><text:span text:style-name="T2">Internet protocol (IP)</text:span></text:p>
                        </text:list-item>
                      </text:list>
                    </text:list-item>
                    <text:list-item>
                      <text:p text:style-name="P11"><text:span text:style-name="T2">Internet standards are developed by the Internet Engineering Task Force</text:span></text:p>
                    </text:list-item>
                    <text:list-item>
                      <text:p text:style-name="P11"><text:span text:style-name="T2">IETF standards documents are called </text:span>requests for comments (RFC)</text:p>
                    </text:list-item>
                  </text:list>
                </text:list-item>
                <text:list-item>
                  <text:p text:style-name="P4">A services description</text:p>
                  <text:list>
                    <text:list-item>
                      <text:p text:style-name="P4"><text:span text:style-name="T1">Distributed applications </text:span>involve end systems that exchange data with each other</text:p>
                    </text:list-item>
                    <text:list-item>
                      <text:p text:style-name="P4">End systems attached to the internet provide and <text:span text:style-name="T1">API</text:span> that specifies how a program running transmits data</text:p>
                    </text:list-item>
                  </text:list>
                </text:list-item>
                <text:list-item>
                  <text:p text:style-name="P4">What is a protocol?</text:p>
                  <text:list>
                    <text:list-item>
                      <text:p text:style-name="P4">Protocol – defines the format and the order of messages exchanged between two or more communicating entities as well as the actions taken on the transmission and/or receipt of a message or other event (basically, the method and structure for transmission of a message)</text:p>
                    </text:list-item>
                  </text:list>
                </text:list-item>
              </text:list>
            </text:list-item>
            <text:list-item>
              <text:p text:style-name="P4">The <text:span text:style-name="T3">N</text:span>etwork Edge</text:p>
              <text:list>
                <text:list-item>
                  <text:p text:style-name="P5">End systems are at the edge of the Internet</text:p>
                  <text:list>
                    <text:list-item>
                      <text:p text:style-name="P5">Computers, servers, mobile devices</text:p>
                      <text:list>
                        <text:list-item>
                          <text:p text:style-name="P5">Are considered hosts as they run applications</text:p>
                        </text:list-item>
                        <text:list-item>
                          <text:p text:style-name="P5">Hosts are divided into clients and servers</text:p>
                        </text:list-item>
                      </text:list>
                    </text:list-item>
                    <text:list-item>
                      <text:p text:style-name="P5">Access Networks</text:p>
                      <text:list>
                        <text:list-item>
                          <text:p text:style-name="P5">Digital subscriber line (DSL)</text:p>
                        </text:list-item>
                      </text:list>
                    </text:list-item>
                    <text:list-item>
                      <text:p text:style-name="P5">Physical media</text:p>
                      <text:list>
                        <text:list-item>
                          <text:p text:style-name="P5">Guided media – transmission along a solid medium</text:p>
                        </text:list-item>
                        <text:list-item>
                          <text:p text:style-name="P5">Unguided media – propagation of waves</text:p>
                        </text:list-item>
                        <text:list-item>
                          <text:p text:style-name="P12">Twisted pair copper wire</text:p>
                          <text:list>
                            <text:list-item>
                              <text:p text:style-name="P5">Twisted to reduce electrical interference</text:p>
                            </text:list-item>
                            <text:list-item>
                              <text:p text:style-name="P5">A wire pair makes one link</text:p>
                            </text:list-item>
                            <text:list-item>
                              <text:p text:style-name="P5">Unshielded twisted pair used for LANs</text:p>
                            </text:list-item>
                          </text:list>
                        </text:list-item>
                        <text:list-item>
                          <text:p text:style-name="P12">Coaxial cable</text:p>
                          <text:list>
                            <text:list-item>
                              <text:p text:style-name="P12"><text:span text:style-name="T2">Two copper conductors, concentric in design (one side the other)</text:span></text:p>
                            </text:list-item>
                          </text:list>
                        </text:list-item>
                        <text:list-item>
                          <text:p text:style-name="P12">Fiber optics</text:p>
                          <text:list>
                            <text:list-item>
                              <text:p text:style-name="P12"><text:soft-page-break/><text:span text:style-name="T2">Conducts pulses of light, each pulse represents a bit</text:span></text:p>
                            </text:list-item>
                            <text:list-item>
                              <text:p text:style-name="P13"><text:span text:style-name="T2">Preferred for long lengths due to lack of interference and breakneck speeds</text:span></text:p>
                            </text:list-item>
                          </text:list>
                        </text:list-item>
                        <text:list-item>
                          <text:p text:style-name="P13">Terrestrial radio channels</text:p>
                          <text:list>
                            <text:list-item>
                              <text:p text:style-name="P13"><text:span text:style-name="T2">Carry signals in the electromagnetic spectrum</text:span></text:p>
                            </text:list-item>
                            <text:list-item>
                              <text:p text:style-name="P13"><text:span text:style-name="T2">mostly devices that use low range</text:span></text:p>
                            </text:list-item>
                          </text:list>
                        </text:list-item>
                        <text:list-item>
                          <text:p text:style-name="P13">Satellite Radio Channels</text:p>
                          <text:list>
                            <text:list-item>
                              <text:p text:style-name="P13"><text:span text:style-name="T2">Geostationary satellites – permanently above same spot on earth</text:span></text:p>
                            </text:list-item>
                            <text:list-item>
                              <text:p text:style-name="P13"><text:span text:style-name="T2">Low-earth orbiting satellites (LEO) – do not remain above same spo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The Network Core</text:p>
              <text:list>
                <text:list-item>
                  <text:p text:style-name="P6">Packet Switching</text:p>
                  <text:list>
                    <text:list-item>
                      <text:p text:style-name="P6">End systems exchange messages</text:p>
                    </text:list-item>
                    <text:list-item>
                      <text:p text:style-name="P6">Source breaks long messages into smaller pieces (packets)</text:p>
                    </text:list-item>
                    <text:list-item>
                      <text:p text:style-name="P6">Packet switches (routers, link-layer switches) relay packets</text:p>
                    </text:list-item>
                    <text:list-item>
                      <text:p text:style-name="P6">Store and forward transmission</text:p>
                      <text:list>
                        <text:list-item>
                          <text:p text:style-name="P6">Packet switch receives entire packet before beginning transmission</text:p>
                        </text:list-item>
                      </text:list>
                    </text:list-item>
                    <text:list-item>
                      <text:p text:style-name="P6">Queuing delays and packet loss</text:p>
                      <text:list>
                        <text:list-item>
                          <text:p text:style-name="P6">Each packet switch has multiple links, each attached link has an <text:span text:style-name="T1">output buffer</text:span></text:p>
                          <text:list>
                            <text:list-item>
                              <text:p text:style-name="P6">stores packets that the router is going to send to the link</text:p>
                            </text:list-item>
                            <text:list-item>
                              <text:p text:style-name="P6"><text:span text:style-name="T1">queuing delays</text:span> occur</text:p>
                            </text:list-item>
                            <text:list-item>
                              <text:p text:style-name="P6">if link is completely full, <text:span text:style-name="T1">packet loss</text:span> occu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Forwarding tables and routing protocols</text:p>
                      <text:list>
                        <text:list-item>
                          <text:p text:style-name="P6">Each router maps destination addresses to the router's outbound links in the <text:span text:style-name="T1">forwarding table</text:span></text:p>
                        </text:list-item>
                        <text:list-item>
                          <text:p text:style-name="P6"><text:span text:style-name="T1">Routing protocols </text:span>are used to automatically set the forwarding tables</text:p>
                        </text:list-item>
                      </text:list>
                    </text:list-item>
                  </text:list>
                </text:list-item>
                <text:list-item>
                  <text:p text:style-name="P6">Circuit switching</text:p>
                  <text:list>
                    <text:list-item>
                      <text:p text:style-name="P6">Date is moved through the network via <text:span text:style-name="T1">circuit switching</text:span> and <text:span text:style-name="T1">packet switching</text:span></text:p>
                    </text:list-item>
                    <text:list-item>
                      <text:p text:style-name="P6">Circuit switching</text:p>
                      <text:list>
                        <text:list-item>
                          <text:p text:style-name="P6">resources needed along a path to provide for communication are reserved for the duration of the communication</text:p>
                        </text:list-item>
                      </text:list>
                    </text:list-item>
                    <text:list-item>
                      <text:p text:style-name="P6">Multiplexing in circuit switched networks</text:p>
                      <text:list>
                        <text:list-item>
                          <text:p text:style-name="P6">circuit is implement either via frequency-division multiplexing (FDM) or time-division multiplexing (TDM)</text:p>
                        </text:list-item>
                        <text:list-item>
                          <text:p text:style-name="P6">FDM</text:p>
                          <text:list>
                            <text:list-item>
                              <text:p text:style-name="P6">frequency spectrum is divided among the connections established across the link</text:p>
                              <text:list>
                                <text:list-item>
                                  <text:p text:style-name="P7">radio stations are an example of thi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">TDM</text:p>
                          <text:list>
                            <text:list-item>
                              <text:p text:style-name="P7">time is divided into frames of fixed duration and each frame is divided into a fixed number of time slots</text:p>
                            </text:list-item>
                          </text:list>
                        </text:list-item>
                        <text:list-item>
                          <text:p text:style-name="P7"><text:span text:style-name="T1">Silent periods </text:span>are periods in which the dedicated circuits are doing nothing</text:p>
                        </text:list-item>
                      </text:list>
                    </text:list-item>
                    <text:list-item>
                      <text:p text:style-name="P7">Packet switching tends to be better for timeliness</text:p>
                    </text:list-item>
                  </text:list>
                </text:list-item>
                <text:list-item>
                  <text:p text:style-name="P7">A network of networks</text:p>
                  <text:list>
                    <text:list-item>
                      <text:p text:style-name="P7"><text:soft-page-break/>Network structure 1</text:p>
                      <text:list>
                        <text:list-item>
                          <text:p text:style-name="P7">includes 1 global ISP</text:p>
                        </text:list-item>
                      </text:list>
                    </text:list-item>
                    <text:list-item>
                      <text:p text:style-name="P7">Network structure 2</text:p>
                      <text:list>
                        <text:list-item>
                          <text:p text:style-name="P7">multiple global ISPs</text:p>
                        </text:list-item>
                        <text:list-item>
                          <text:p text:style-name="P7">regional ISPs</text:p>
                        </text:list-item>
                      </text:list>
                    </text:list-item>
                    <text:list-item>
                      <text:p text:style-name="P7">Network structure 3</text:p>
                      <text:list>
                        <text:list-item>
                          <text:p text:style-name="P8">larger regional ISP then connect to a tier-1 ISP</text:p>
                        </text:list-item>
                      </text:list>
                    </text:list-item>
                    <text:list-item>
                      <text:p text:style-name="P8">Network structure 4</text:p>
                      <text:list>
                        <text:list-item>
                          <text:p text:style-name="P7">PoP (point of presence) – group of one or more routers <text:span text:style-name="T4">in the providers network where customer ISPs can connect to provider ISP</text:span></text:p>
                        </text:list-item>
                        <text:list-item>
                          <text:p text:style-name="P8">Multi-home</text:p>
                          <text:list>
                            <text:list-item>
                              <text:p text:style-name="P8">ISPs connect to two or more regional ISPs</text:p>
                            </text:list-item>
                          </text:list>
                        </text:list-item>
                        <text:list-item>
                          <text:p text:style-name="P8">Peer</text:p>
                          <text:list>
                            <text:list-item>
                              <text:p text:style-name="P8">ISPs can directly connect their networks together</text:p>
                            </text:list-item>
                          </text:list>
                        </text:list-item>
                        <text:list-item>
                          <text:p text:style-name="P8">Internet exchange point (IXP)</text:p>
                          <text:list>
                            <text:list-item>
                              <text:p text:style-name="P8">meeting point where multipe ISPs can peer togethe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Network structure 5</text:p>
                      <text:list>
                        <text:list-item>
                          <text:p text:style-name="P8">Adds content provider networks</text:p>
                          <text:list>
                            <text:list-item>
                              <text:p text:style-name="P8">companies that add data centers to provide conten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Delay, Loss, Throughput in Packet-Switched Networks</text:p>
              <text:list>
                <text:list-item>
                  <text:p text:style-name="P9">Overview of delay in packet-switched networks</text:p>
                  <text:list>
                    <text:list-item>
                      <text:p text:style-name="P9">Processing delay</text:p>
                      <text:list>
                        <text:list-item>
                          <text:p text:style-name="P9">time to examine packet's header and determine where to direct</text:p>
                        </text:list-item>
                      </text:list>
                    </text:list-item>
                    <text:list-item>
                      <text:p text:style-name="P9">Queuing delay</text:p>
                      <text:list>
                        <text:list-item>
                          <text:p text:style-name="P9">waits to be transmitted to the link</text:p>
                        </text:list-item>
                        <text:list-item>
                          <text:p text:style-name="P9">length of delay depends on number of ealier-arriving packets that are queued</text:p>
                        </text:list-item>
                      </text:list>
                    </text:list-item>
                    <text:list-item>
                      <text:p text:style-name="P10">Transmission delay</text:p>
                      <text:list>
                        <text:list-item>
                          <text:p text:style-name="P10">L/R, L = packet length, R = transmission rate</text:p>
                        </text:list-item>
                      </text:list>
                    </text:list-item>
                    <text:list-item>
                      <text:p text:style-name="P10">Propagation delay</text:p>
                      <text:list>
                        <text:list-item>
                          <text:p text:style-name="P10">depends on the speed of the physical medium of the link-layer</text:p>
                        </text:list-item>
                      </text:list>
                    </text:list-item>
                  </text:list>
                </text:list-item>
                <text:list-item>
                  <text:p text:style-name="P10">Queuing delay and packet loss</text:p>
                  <text:list>
                    <text:list-item>
                      <text:p text:style-name="P10">can very from packet to packet</text:p>
                    </text:list-item>
                    <text:list-item>
                      <text:p text:style-name="P10">La/R *read page 40 if you must*</text:p>
                    </text:list-item>
                    <text:list-item>
                      <text:p text:style-name="P10">Packet loss</text:p>
                      <text:list>
                        <text:list-item>
                          <text:p text:style-name="P10">router will drop a packet that arrives to a full queue</text:p>
                        </text:list-item>
                      </text:list>
                    </text:list-item>
                  </text:list>
                </text:list-item>
                <text:list-item>
                  <text:p text:style-name="P10">End to end delay</text:p>
                  <text:list>
                    <text:list-item>
                      <text:p text:style-name="P10">All the delays summed</text:p>
                    </text:list-item>
                    <text:list-item>
                      <text:p text:style-name="P10">Traceroute</text:p>
                      <text:list>
                        <text:list-item>
                          <text:p text:style-name="P10">tracks route from current end system through to the destination end system</text:p>
                        </text:list-item>
                      </text:list>
                    </text:list-item>
                  </text:list>
                </text:list-item>
                <text:list-item>
                  <text:p text:style-name="P10">Throughput in computer networks</text:p>
                  <text:list>
                    <text:list-item>
                      <text:p text:style-name="P10"><text:span text:style-name="T1">instantaneous throughput </text:span>– throughput at a specific instance of time</text:p>
                    </text:list-item>
                    <text:list-item>
                      <text:p text:style-name="P10"><text:span text:style-name="T1">average throughput</text:span> – over a period of tim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ecfc" officeooo:paragraph-rsid="0009ecf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eek 1:</text:p>
        <text:p text:style-name="MP1">Sections 1.1 – 1.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3T15:02:29.934803206</meta:creation-date>
    <dc:date>2014-04-13T17:56:47.657630408</dc:date>
    <meta:editing-duration>PT2H38M25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3" meta:paragraph-count="117" meta:word-count="914" meta:character-count="5267" meta:non-whitespace-character-count="4561"/>
  </office:meta>
</office:document-meta>
</file>